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27eb" officeooo:paragraph-rsid="000427eb"/>
    </style:style>
    <style:style style:name="P2" style:family="paragraph" style:parent-style-name="Standard">
      <style:text-properties officeooo:rsid="000427eb" officeooo:paragraph-rsid="000427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Notre site est fan site non officiel sur la série Game Of Thrones.</text:p>
      <text:p text:style-name="P2"/>
      <text:p text:style-name="P2">En vous rendant sur le site, <text:s/>vous découvrirez un index sur lequel se lancera automatiquement la musique du générique de la série (à noter que la commande autoplay est bloquée sur chrome pour des raisons de politique de confidentialité mais marche sur les autres navigateurs tels que Firefox ).</text:p>
      <text:p text:style-name="P2"/>
      <text:p text:style-name="P2">Cet index est constitué d’un header, d’un main content et d’un footer. </text:p>
      <text:p text:style-name="P2">Vous pouvez trouver sur cette page une barre de navigation vers les différentes pages du site, retrouvable sur toute les parties afin de pouvoir naviguer facilement. </text:p>
      <text:p text:style-name="P2">Vous pouvez également naviguer à partir du menu illustré en cliquant sur les images <text:s/>correspondantes. Enfin , vous trouverez un questionnaire d’opinion sur la série.</text:p>
      <text:p text:style-name="P2"/>
      <text:p text:style-name="P2">Dans les autres pages du site, vous trouverez du contenu à propos de la série , rangé par thème, ainsi qu’un tableau dans la partie behind the sc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27eb" officeooo:paragraph-rsid="000427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alchero Bastien </text:p>
        <text:p text:style-name="MP1">Blateyron Tho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08:57:43.277523109</meta:creation-date>
    <dc:date>2018-12-12T09:14:11.287923964</dc:date>
    <meta:editing-duration>PT5M57S</meta:editing-duration>
    <meta:editing-cycles>1</meta:editing-cycles>
    <meta:document-statistic meta:table-count="0" meta:image-count="0" meta:object-count="0" meta:page-count="1" meta:paragraph-count="8" meta:word-count="157" meta:character-count="944" meta:non-whitespace-character-count="790"/>
    <meta:generator>LibreOffice/5.2.7.2$Linux_X86_64 LibreOffice_project/20m0$Build-2</meta:generator>
  </office:meta>
</office:document-meta>
</file>